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8264"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89de7"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d827" officeooo:paragraph-rsid="001dd827"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302e" officeooo:paragraph-rsid="001e302e"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end" style:justify-single-word="false" fo:text-indent="0.1965in" style:auto-text-indent="false"/>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loext:graphic-properties draw:fill="solid" draw:fill-color="#eeeeee" draw:opacity="100%"/>
      <style:paragraph-properties fo:background-color="#eeeeee"/>
      <style:text-properties fo:language="ru" fo:country="RU"/>
    </style:style>
    <style:style style:name="P11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2" style:family="paragraph" style:parent-style-name="Text_20_body">
      <style:text-properties fo:language="en" fo:country="US"/>
    </style:style>
    <style:style style:name="P113" style:family="paragraph" style:parent-style-name="Text_20_body">
      <loext:graphic-properties draw:fill="solid" draw:fill-color="#eeeeee" draw:opacity="100%"/>
      <style:paragraph-properties fo:background-color="#eeeeee"/>
    </style:style>
    <style:style style:name="P114" style:family="paragraph" style:parent-style-name="First_20_line_20_indent">
      <loext:graphic-properties draw:fill="solid" draw:fill-color="#eeeeee" draw:opacity="100%"/>
      <style:paragraph-properties fo:background-color="#eeeeee"/>
      <style:text-properties fo:language="ru" fo:country="RU"/>
    </style:style>
    <style:style style:name="P11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6" style:family="paragraph" style:parent-style-name="Text_20_body">
      <style:paragraph-properties fo:margin-left="0in" fo:margin-right="0in" fo:text-align="justify" style:justify-single-word="false" fo:text-indent="0in" style:auto-text-indent="false"/>
    </style:style>
    <style:style style:name="P117" style:family="paragraph" style:parent-style-name="Text_20_body">
      <style:paragraph-properties fo:margin-left="0in" fo:margin-right="0in" fo:text-align="justify" style:justify-single-word="false" fo:text-indent="0in" style:auto-text-indent="false"/>
      <style:text-properties fo:color="#800000"/>
    </style:style>
    <style:style style:name="P11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text-align="center" style:justify-single-word="false" fo:text-indent="0in" style:auto-text-indent="false"/>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0" style:family="paragraph" style:parent-style-name="Footnote">
      <style:paragraph-properties fo:margin-left="0in" fo:margin-right="0in" fo:text-indent="0in"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Text_20_body" style:list-style-name="L1">
      <style:paragraph-properties fo:text-align="justify" style:justify-single-word="false"/>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3">
      <style:text-properties fo:language="ru" fo:country="RU" fo:background-color="#ffff00"/>
    </style:style>
    <style:style style:name="P14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5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21dff8" fo:background-color="transparent" style:font-style-asian="normal" style:font-weight-asian="normal" style:font-style-complex="normal" style:font-weight-complex="normal"/>
    </style:style>
    <style:style style:name="P15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1dff8" fo:background-color="transparent"/>
    </style:style>
    <style:style style:name="P15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21dff8" officeooo:paragraph-rsid="0021dff8" fo:background-color="transparent"/>
    </style:style>
    <style:style style:name="P15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9" style:family="paragraph" style:parent-style-name="Heading_20_1">
      <loext:graphic-properties draw:fill="solid" draw:fill-color="#eeeeee" draw:opacity="100%"/>
      <style:paragraph-properties fo:background-color="#eeeee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2">
      <style:text-properties fo:language="en" fo:country="US"/>
    </style:style>
    <style:style style:name="P162" style:family="paragraph" style:parent-style-name="Heading_20_2">
      <style:text-properties fo:language="ru" fo:country="RU"/>
    </style:style>
    <style:style style:name="P163" style:family="paragraph" style:parent-style-name="Heading_20_2">
      <loext:graphic-properties draw:fill="solid" draw:fill-color="#eeeeee" draw:opacity="100%"/>
      <style:paragraph-properties fo:background-color="#eeeeee"/>
      <style:text-properties fo:language="ru" fo:country="RU"/>
    </style:style>
    <style:style style:name="P164" style:family="paragraph" style:parent-style-name="Heading_20_2">
      <loext:graphic-properties draw:fill="solid" draw:fill-color="#eeeeee" draw:opacity="100%"/>
      <style:paragraph-properties fo:background-color="#eeeeee"/>
    </style:style>
    <style:style style:name="P16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21dff8"/>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loext:char-shading-value="0" style:font-style-asian="normal" style:font-style-complex="normal"/>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background-color="transparent" loext:char-shading-value="0"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color="#c5000b"/>
    </style:style>
    <style:style style:name="T51" style:family="text">
      <style:text-properties fo:language="fr" fo:country="FR"/>
    </style:style>
    <style:style style:name="T52" style:family="text">
      <style:text-properties fo:color="#0000ff"/>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color="#0066ff"/>
    </style:style>
    <style:style style:name="T57" style:family="text">
      <style:text-properties fo:color="#0066ff" fo:language="en" fo:country="US" fo:font-style="normal" fo:background-color="transparent" loext:char-shading-value="0" style:font-style-asian="normal" style:font-style-complex="normal"/>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style:style>
    <style:style style:name="T62" style:family="text">
      <style:text-properties fo:color="#0000cc"/>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color="#ff0000"/>
    </style:style>
    <style:style style:name="T67" style:family="text">
      <style:text-properties officeooo:rsid="000b5310"/>
    </style:style>
    <style:style style:name="T68" style:family="text">
      <style:text-properties officeooo:rsid="0010106a"/>
    </style:style>
    <style:style style:name="T69" style:family="text">
      <style:text-properties officeooo:rsid="00189de7"/>
    </style:style>
    <style:style style:name="T70" style:family="text">
      <style:text-properties officeooo:rsid="001f38ab"/>
    </style:style>
    <style:style style:name="T71" style:family="text">
      <style:text-properties officeooo:rsid="0021df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12">Fallout Equestria</text:p>
      <text:p text:style-name="P10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264675873959799226" text:style-name="L1">
        <text:list-item>
          <text:p text:style-name="P143">добавить детектив <text:span text:style-name="T1">(реализовано)</text:span>+ магические уроки/трактаты Старсвирла (реализовано)</text:p>
        </text:list-item>
        <text:list-item>
          <text:p text:style-name="P144">Терра несколько раз пытается убить Макса (один раз — в аквапарке). Несколько раз Макса спасает Селестия (даёт приказы Нексусу)</text:p>
        </text:list-item>
        <text:list-item>
          <text:p text:style-name="P144">Книги:</text:p>
        </text:list-item>
      </text:list>
      <text:list xml:id="list3406067161183573335" text:style-name="L2">
        <text:list-item>
          <text:p text:style-name="P145">«Великие грифоны прошлого» - из канона (5<text:span text:style-name="T10">s8e)</text:span></text:p>
        </text:list-item>
        <text:list-item>
          <text:p text:style-name="P145">«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Природа Проклятий» - обмен</text:p>
        </text:list-item>
        <text:list-item>
          <text:p text:style-name="P145">«<text:span text:style-name="T48">Магия для Чайников</text:span>» - обмен</text:p>
        </text:list-item>
        <text:list-item>
          <text:p text:style-name="P145">«Энциклопедия Арканум» - обмен</text:p>
        </text:list-item>
        <text:list-item>
          <text:p text:style-name="P145">«О Гейсах» - обмен</text:p>
        </text:list-item>
        <text:list-item>
          <text:p text:style-name="P145">«<text:span text:style-name="T58">Тайны Тайных Наук</text:span>» - обмен</text:p>
        </text:list-item>
        <text:list-item>
          <text:p text:style-name="P146"><text:soft-page-break/>«Основы Заклятий» - обмен</text:p>
        </text:list-item>
        <text:list-item>
          <text:p text:style-name="P14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461814585083411840"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По другим данным, Селестии около 2500 лет (Обмен).</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Кроме Дискорда, старше сестёр ещё старейшина драконов</text:p>
        </text:list-item>
        <text:list-item>
          <text:p text:style-name="P147"><text:soft-page-break/>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text:soft-page-break/>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1" text:outline-level="2">1. Терра</text:h>
      <text:p text:style-name="P27">музыка - кондовая электронная, холодная и отчаянная (Electronics “Disappointed”)</text:p>
      <text:p text:style-name="P11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0">&lt;<text:span text:style-name="T22">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7"><text:span text:style-name="T10">&gt;\</text:span>Привет, Н<text:span text:style-name="T1">эш.</text:span> Это Макс.</text:p>
      <text:p text:style-name="P77"><text:span text:style-name="T10">&lt;\</text:span>Привет Макс. <text:span text:style-name="T1">Рад тебя видеть. Где ты отсутствовал три дня?</text:span></text:p>
      <text:p text:style-name="P77"><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text:soft-page-break/>Введём-ка парочку <text:span text:style-name="T1">простейших</text:span> вопросов <text:span text:style-name="T1">для разминки</text:span>.</text:p>
      <text:p text:style-name="P43"/>
      <text:p text:style-name="P77"><text:span text:style-name="T10">&gt;\</text:span>Как называется наш проект?</text:p>
      <text:p text:style-name="P77"><text:span text:style-name="T10">&lt;\</text:span>Дайсон.</text:p>
      <text:p text:style-name="P77"><text:span text:style-name="T10">&gt;\</text:span>Сколько тебе лет?</text:p>
      <text:p text:style-name="P77"><text:span text:style-name="T10">&lt;\</text:span>Два года с начала запуска кластера.</text:p>
      <text:p text:style-name="P77"><text:span text:style-name="T10">&gt;\</text:span>Какой сейчас год?</text:p>
      <text:p text:style-name="P77"><text:span text:style-name="T10">&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7"><text:span text:style-name="T10">&gt;\</text:span>Н<text:span text:style-name="T1">эш</text:span>, отключи память <text:span text:style-name="T1">заданий</text:span> за последнюю неделю.</text:p>
      <text:p text:style-name="P77"><text:span text:style-name="T10">&lt;\</text:span>Выполнено.</text:p>
      <text:p text:style-name="P77"><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7"><text:span text:style-name="T10">&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10">&lt;\</text:span><text:span text:style-name="T1">Выполняю задачу</text:span>...</text:p>
      <text:p text:style-name="P78"><text:span text:style-name="T10">&lt;\</text:span>...</text:p>
      <text:p text:style-name="P78"><text:span text:style-name="T10">&lt;\</text:span>Решение:</text:p>
      <text:p text:style-name="P78"><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0">: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7"><text:span text:style-name="T10">&gt;</text:span>\<text:span text:style-name="T1">Нэш</text:span>, почему ты используешь жёсткие настройки <text:span text:style-name="T1">для решения задачи</text:span>?</text:p>
      <text:p text:style-name="P77"><text:span text:style-name="T10">&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7"><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3">Ага, уже теплее.</text:p>
      <text:p text:style-name="P43"/>
      <text:p text:style-name="P77"><text:span text:style-name="T10">&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0">–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0">.</text:span></text:p>
      <text:p text:style-name="P87">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19">***</text:p>
      <text:p text:style-name="P119"/>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6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0">&lt;</text:span><text:span text:style-name="T61">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0">&lt;</text:span><text:span text:style-name="T22">месяц</text:span><text:span text:style-name="T10">&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8">А у нас получается... </text:span><text:span text:style-name="T2">–</text:span><text:span text:style-name="T4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80">Музыка быстрая, тревожная, надорваная и печальная (Pet Shop Boys “So Hard” ?)</text:p>
      <text:p text:style-name="P29"/>
      <text:p text:style-name="P117"><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2">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10">3. </text:span>Кантерлот</text:h>
      <text:p text:style-name="P8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373857553189151796"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7"/>
      <text:p text:style-name="P11">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text:soft-page-break/>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9"><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9"><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0">4. </text:span>Библиотека</text:h>
      <text:p text:style-name="P18">&lt;<text:span text:style-name="T5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1">–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10">– </text:span>Не забывай, человек, я — могущественный маг и правитель Эквестрии. Ко мне нужно относиться с должным уважением!</text:p>
      <text:p text:style-name="P53"><text:span text:style-name="T10">– </text:span>А то что? Превратишь в жабу? Сошлёшь на Луну? Убьёшь нахер?</text:p>
      <text:p text:style-name="P53">Аликорница сникла. Уши её опустились.</text:p>
      <text:p text:style-name="P53"><text:span text:style-name="T10">– </text:span>Макс, не надо... Ты же знаешь, я этого не сделаю.</text:p>
      <text:p text:style-name="P53"><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3"><text:span text:style-name="T10">Аликорница уселась н</text:span>а пол <text:span text:style-name="T10">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3"><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0">– </text:span>Вот, читай отсюда. <text:span text:style-name="T10">– а</text:span>ликорница подчеркнула абзац копытом.</text:p>
      <text:p text:style-name="P53"/>
      <text:p text:style-name="P55">***</text:p>
      <text:p text:style-name="P55"/>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text:soft-page-break/>&lt;<text:span text:style-name="T21">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62" text:outline-level="2"><text:span text:style-name="T10">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text:soft-page-break/>–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2">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text:soft-page-break/>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text:soft-page-break/>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text:soft-page-break/>– Вроде да. Хотя, по-моему, дело уже не в муравьях.</text:p>
      <text:p text:style-name="P53">– По-моему, тоже. – рассмеялась аликорница. – Продолжай...</text:p>
      <text:p text:style-name="P53"/>
      <text:h text:style-name="P161" text:outline-level="2">6. Стыд</text:h>
      <text:p text:style-name="P53"/>
      <text:p text:style-name="P68">~~~ Завтра на семь в библиотеке ~~~</text:p>
      <text:p text:style-name="P68"/>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text:soft-page-break/></text:p>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text:soft-page-break/>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3">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text:soft-page-break/>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0">— умение делегировать полномочия. Вечером того же дня я села за письменный стол.</text:span></text:p>
      <text:p text:style-name="P47">“<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0">—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lt;<text:span text:style-name="T16">Селли !!!</text:span>&gt;. Если хочешь.</text:p>
      <text:p text:style-name="P53">– Хорошо. До встречи, Селли.</text:p>
      <text:p text:style-name="P53">– До встречи, Макс.</text:p>
      <text:p text:style-name="P53"/>
      <text:h text:style-name="Heading_20_2" text:outline-level="2"><text:span text:style-name="T1">8</text:span>. <text:span text:style-name="T10">40-6</text:span></text:h>
      <text:p text:style-name="P82">Mark Knopfler — Hill Farmers Blues — или на следующую главу (прощание)</text:p>
      <text:p text:style-name="P53"/>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10">— оставить тебе напутствие.</text:span></text:p>
      <text:p text:style-name="P6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39">— вся архитектура явно </text:span><text:span text:style-name="T32">была </text:span><text:span text:style-name="T39">заточена под крылатых. Таких, для которых приземлиться на балкон в тронном зале или уйти через портик на крыше</text:span><text:span text:style-name="T55"> </text:span><text:span text:style-name="T39">—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9"> </text:span><text:span text:style-name="T32">Его центр занимал высокий </text:span><text:span text:style-name="T39">кругл</text:span><text:span text:style-name="T32">ый</text:span><text:span text:style-name="T39"> </text:span><text:span text:style-name="T32">футон</text:span><text:span text:style-name="T39"> </text:span><text:span text:style-name="T32">с</text:span><text:span text:style-name="T39"> велик</text:span><text:span text:style-name="T32">им</text:span><text:span text:style-name="T39"> множество</text:span><text:span text:style-name="T32">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10">–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0">–</text:span> А водку у вас принято пить?</text:p>
      <text:p text:style-name="P45"><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3"><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0">– Это ты называешь “дружбой”? – с </text:span>улыбкой хмыкнул<text:span text:style-name="T10"> я. – </text:span>Мне нравится твоё чувство юмора.</text:p>
      <text:p text:style-name="P53">Аликорница нахмурилась.</text:p>
      <text:p text:style-name="P53"><text:span text:style-name="T10">–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9">–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39">–</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9">– </text:span><text:span text:style-name="T43">А из Пинто Крика уже месяц нет новостей...</text:span></text:p>
      <text:p text:style-name="P5"><text:span text:style-name="T39">–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3">– </text:span>“<text:span text:style-name="T1">Что я могу сделать, чтобы вернуть всё назад?</text:span>”</text:p>
      <text:p text:style-name="P14"><text:span text:style-name="T43">– </text:span><text:span text:style-name="T32">Так и сказала?</text:span></text:p>
      <text:p text:style-name="P1"><text:span text:style-name="T39">–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3">– </text:span><text:span text:style-name="T32">Что бы это значило, Флер?</text:span></text:p>
      <text:p text:style-name="P14"><text:span text:style-name="T43">–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кольты!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40">&lt;</text:span><text:span text:style-name="T57">Mark Knopfler - </text:span><text:span text:style-name="T56">Hill Farmer's Blues</text:span><text:span text:style-name="T40">&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text:span text:style-name="T10">Луна</text:span>.</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64">мино</text:span>тавра?</text:p>
      <text:p text:style-name="P68">– <text:s/>Тебя я забрать ему не дам. А в дядю не тыкай копытом, это невежливо! Спи уже, мой маленький!</text:p>
      <text:p text:style-name="P68">– Поцелуй меня на ночь, мам!</text:p>
      <text:p text:style-name="P68"><text:soft-page-break/>– Конечно, мой хороший...</text:p>
      <text:p text:style-name="P68"/>
      <text:p text:style-name="P47">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9">–</text:span><text:span text:style-name="T32">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3"><text:span text:style-name="T10">–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его френдкольта».</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3">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text:soft-page-break/>– В сейфе, я в курсе.</text:p>
      <text:p text:style-name="P68"/>
      <text:p text:style-name="P70">***</text:p>
      <text:p text:style-name="P81">&lt;Seal — Amazing <text:span text:style-name="T1">(T</text:span><text:span text:style-name="T10">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1">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Хренасе... Человеки рулят...» <text:span text:style-name="T14">—</text:span><text:span text:style-name="T15"> </text:span><text:span text:style-name="T60">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9">d.notive — Talking Flight</text:span>&gt;</text:p>
      <text:p text:style-name="P68">Дата: 12.04.1003 А.С.</text:p>
      <text:p text:style-name="P68">Эксперимент: заклинание Воплощения Индрэ</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pan text:style-name="T42">чёрный экран?</text:span></text:p>
      <text:p text:style-name="P68"/>
      <text:p text:style-name="P70">***</text:p>
      <text:p text:style-name="P68"/>
      <text:p text:style-name="P68">Дата: 12.04.1003 А.С.</text:p>
      <text:p text:style-name="P68">Эксперимент: заклинание Воплощения Индрэ</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55">***</text:p>
      <text:p text:style-name="P53"/>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text:soft-page-break/></text:p>
      <text:p text:style-name="P6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5"/>
      <text:h text:style-name="Heading_20_2" text:outline-level="2">12. День сурка</text:h>
      <text:p text:style-name="P14">&lt;<text:span text:style-name="T5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3">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text:soft-page-break/>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39">—</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7"><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9"> </text:span><text:span text:style-name="T32">Мощнее ускорителя только магия драконов, аликорнов и Элементов Гармонии. Если бы я была...</text:span><text:span text:style-name="T10"> </text:span>Аа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0">–</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9">Чужестранец-человек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0">– </text:span>Привет, Эй-Джей! У тебя проблемы?</text:p>
      <text:p text:style-name="P53"><text:span text:style-name="T10">– </text:span>Привет, сахарок. <text:span text:style-name="T10">– </text:span>озабоченно поприветствовала меня пони. <text:span text:style-name="T10">–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0">– </text:span>А ты, Большой Мак,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0">–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0">–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10">– Г</text:span>отово. Принимай работу, хозяйка!</text:p>
      <text:p text:style-name="P53">Эпплджек стиснула меня в сокрушающих объятиях.</text:p>
      <text:p text:style-name="P53"><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oft-page-break/><text:span text:style-name="T10">–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0">–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0">– </text:span>Бери, сахарок. Для тебя <text:span text:style-name="T10">— </text:span>самые <text:span text:style-name="T10">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0">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0">– </text:span>Свободно? <text:span text:style-name="T10">– </text:span>спросил я у единственной пони, сидящей за столиком.</text:p>
      <text:p text:style-name="P53"><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10">– <text:s/></text:span>Пирог с грибами, яишницу и чизкейк<text:span text:style-name="T10"> – </text:span>сообщил я подошедшей официантке.</text:p>
      <text:p text:style-name="P53"><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3"><text:span text:style-name="T10">–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0">– </text:span>Вы, наверное, ждёте кого-то?</text:p>
      <text:p text:style-name="P56"><text:span text:style-name="T10">– </text:span>Неа.</text:p>
      <text:p text:style-name="P56"><text:span text:style-name="T10">– </text:span>Просто обедаете?</text:p>
      <text:p text:style-name="P56"><text:span text:style-name="T10">– </text:span>Неа.</text:p>
      <text:p text:style-name="P56"><text:span text:style-name="T10">– </text:span>Просто сидите и мрачно смотрите на меня?</text:p>
      <text:p text:style-name="P56"><text:span text:style-name="T10">– </text:span>Неа.</text:p>
      <text:p text:style-name="P56">Хм, а эта пони не из разговорчивых. Ну ладно.</text:p>
      <text:p text:style-name="P56"><text:span text:style-name="T10">– </text:span>А что же вы делаете?</text:p>
      <text:p text:style-name="P56"><text:span text:style-name="T10">– </text:span>Веселюсь. <text:span text:style-name="T10">– </text:span>мрачно заявила пони.</text:p>
      <text:p text:style-name="P56"><text:span text:style-name="T10">–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10">– </text:span>Привет, Макс!</text:p>
      <text:p text:style-name="P56"><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0">– </text:span>Мы с вами раньше встречались?</text:p>
      <text:p text:style-name="P56"><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0">– </text:span>Оставь, Салвер.<text:span text:style-name="T10"> </text:span>Ему за счёт заведения.</text:p>
      <text:p text:style-name="P53"><text:span text:style-name="T10">– </text:span>Ясно, мисс Пинки. <text:span text:style-name="T10">– </text:span>официантка кивнула и ушла.</text:p>
      <text:p text:style-name="P53"><text:span text:style-name="T10">– Ч</text:span>его-о-о?<text:span text:style-name="T10"> </text:span>Так это твой бар?</text:p>
      <text:p text:style-name="P53"><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3"><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0">– </text:span>У меня есть идея получше. <text:span text:style-name="T10">– </text:span>на свет показалась фляга Большого Макинтоша.</text:p>
      <text:p text:style-name="P53"><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0">– </text:span>Починил телегу. Только молчок про самогон, раз уж ты в курсе. <text:span text:style-name="T10">– </text:span>я разлил сидр по чашкам.</text:p>
      <text:p text:style-name="P53"><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0">–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0">– У </text:span>тебя такая смешная мордочка! <text:span text:style-name="T10">– </text:span>захихикали Пинки, покачиваясь. <text:span text:style-name="T10">– </text:span>Как будто ты <text:span text:style-name="T6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0">– </text:span>Эммм... Скажи-ка мне, мой друг П-п-пинки... Легенда про фаэри <text:span text:style-name="T15">— </text:span><text:span text:style-name="T60">эт правда?</text:span></text:p>
      <text:p text:style-name="P53"><text:span text:style-name="T15">– </text:span><text:span text:style-name="T60">Какая из? Их много, вообще-то. Ик!</text:span></text:p>
      <text:p text:style-name="P53"><text:soft-page-break/><text:span text:style-name="T15">– </text:span><text:span text:style-name="T60">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60">Макс, </text:span><text:span text:style-name="T15">– </text:span><text:span text:style-name="T60">захихикала Пинки, взъерошив копытами розовые кудряшки и попытавшись соорудить из них бороду, </text:span><text:span text:style-name="T15">–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5">–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60">Ты что-о-о! Нельзя любить фаэри! Она похитит твоё сердце, и ты будешь искать её, пока не... </text:span><text:span text:style-name="T15">– </text:span><text:span text:style-name="T60">Пинки погрузилась в так и не съеденный салат «по-Кантерлотски» и захрапела.</text:span></text:p>
      <text:p text:style-name="P53"><text:span text:style-name="T15">– </text:span><text:span text:style-name="T60">Пока не умру?</text:span></text:p>
      <text:p text:style-name="P53"><text:span text:style-name="T15">– </text:span><text:span text:style-name="T60">Нет, глупенький, </text:span><text:span text:style-name="T15">– </text:span><text:span text:style-name="T60">пробулькала Пинки из миски. </text:span><text:span text:style-name="T15">– </text:span><text:span text:style-name="T60">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7"><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7"><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7"><text:span text:style-name="T10">–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0">– </text:span>Стооой! <text:span text:style-name="T10">– </text:span>заорал я. <text:span text:style-name="T10">– </text:span>Выпрыгивай из бочки!!!</text:p>
      <text:p text:style-name="P57">Кобылка-пилот улыбнулась и постукала копытцем по шлему, показывая, что не слышит меня.</text:p>
      <text:p text:style-name="P57"><text:span text:style-name="T10">– </text:span>Выпрыгивааа... <text:span text:style-name="T10">–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0">– </text:span>Смотри, вот те и ответ на вопрос, куда деваются пони!</text:p>
      <text:p text:style-name="P57"><text:span text:style-name="T10">– </text:span>Где? <text:span text:style-name="T10">– </text:span>единорожка начала оглядываться.</text:p>
      <text:p text:style-name="P57"><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7"><text:span text:style-name="T10">– </text:span>И что? Я всё равно не пойму, куда пони деваются? И куда пропала Скуталу?</text:p>
      <text:p text:style-name="P57"><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9">***<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text:soft-page-break/>От кого: Кантерлот, Дворец, Королевский Секретариат Её Высочества, Дневной Главы Диархии, Принцессы Селестии.</text:p>
      <text:p text:style-name="P53"/>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1"><text:span text:style-name="T10">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0">P.S. Н</text:span>е гневите мироздание воровством! <text:span text:style-name="T29">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1"/>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8"/>
      <text:h text:style-name="Heading_20_2" text:outline-level="2">13. Мэйнхэттен</text:h>
      <text:p text:style-name="P83">ZZ Top – Gimme all your lovin</text:p>
      <text:p text:style-name="P57"><text:span text:style-name="T10">–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0">–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7"><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7"><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9">***</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0">– </text:span>Это неправильно! <text:span text:style-name="T10">– </text:span>заявила Рэйнбоу Дэш, отвернувшись от окна.</text:p>
      <text:p text:style-name="P57"><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7"><text:span text:style-name="T10">– </text:span>Да я не про то! <text:span text:style-name="T10">– </text:span>отмахнулась пегаска. <text:span text:style-name="T10">– </text:span>Посмотри на поле.</text:p>
      <text:p text:style-name="P57"><text:span text:style-name="T10">– </text:span>И что? Поле как поле.</text:p>
      <text:p text:style-name="P57"><text:span text:style-name="T10">– </text:span>Оно не убрано. <text:span text:style-name="T10">– </text:span>мрачно ответила пегаска. <text:span text:style-name="T10">– </text:span>Ужас, сколько кукурузы пропадает!</text:p>
      <text:p text:style-name="P57">Я присмотрелся получше и указал ей на очередной городок, проносящийся за окном.</text:p>
      <text:p text:style-name="P57"><text:span text:style-name="T10">– </text:span>У самого посёлка поля убраны. Наверняка дойдёт дело и до остальных.</text:p>
      <text:p text:style-name="P57"><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0">– </text:span>Спасибо, но от пинкиных плюшек у меня фланки округляются.</text:p>
      <text:p text:style-name="P57"><text:span text:style-name="T10">– </text:span>Да ладно тебе, Рэйнбоу Дэш! От одной не округлятся.</text:p>
      <text:p text:style-name="P57"><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0"> </text:span>Как будто…</text:p>
      <text:p text:style-name="P57"><text:span text:style-name="T10">–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0">–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0">–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0">– </text:span>Леди и джентльпони! Просьба не паниковать! Поезд дальше не идёт: впереди провал! <text:span text:style-name="T10">– </text:span>крикнул проводник.</text:p>
      <text:p text:style-name="P57"><text:span text:style-name="T10">– </text:span>Какой ещё, в дышло, провал? Я проезжал тут два дня назад!</text:p>
      <text:p text:style-name="P57"><text:span text:style-name="T10">– </text:span>Безобразие! Верните мне деньги за билет!</text:p>
      <text:p text:style-name="P57"><text:span text:style-name="T10">– </text:span>Как вы смеете! Я опоздаю в порт! <text:s/><text:span text:style-name="T10">–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0">– </text:span>Дэш, нам надо на ту сторону.</text:p>
      <text:p text:style-name="P57"><text:span text:style-name="T10">– </text:span>Нет проблем. Я могу тебя перенести.</text:p>
      <text:p text:style-name="P57">Я с сомнением посмотрел на пегаску. Дэш в холке была мне по пояс.</text:p>
      <text:p text:style-name="P57"><text:span text:style-name="T10">–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7">Мля.</text:p>
      <text:p text:style-name="P57"><text:soft-page-break/><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0">– </text:span>Я чувствую, что только что упустил отличную возможность отлить на вселенную!</text:p>
      <text:p text:style-name="P57"/>
      <text:p text:style-name="P59">***</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7"><text:span text:style-name="T10">– </text:span>Удостоверение личности предъявлять? <text:span text:style-name="T10">– </text:span>осведомился я.</text:p>
      <text:p text:style-name="P57"><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7">Дэш, ни слова не говоря, прислонила ухо к двери.</text:p>
      <text:p text:style-name="P57"><text:span text:style-name="T10">– </text:span>Будешь смеяться, но именно этим он и занят. Вызывает полицию по телефону. <text:span text:style-name="T10">– </text:span>сообщила пегаска.</text:p>
      <text:p text:style-name="P57"><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0">– </text:span>Сколько у нас времени?</text:p>
      <text:p text:style-name="P57">Дэш почесала в затылке.</text:p>
      <text:p text:style-name="P57"><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0">– </text:span>Тогда давай сначала обыщем контору. Если уж полиция всё равно едет сюда, так пусть у них хотя бы будет повод!</text:p>
      <text:p text:style-name="P57"/>
      <text:p text:style-name="P59">***</text:p>
      <text:p text:style-name="P57"><text:soft-page-break/></text:p>
      <text:p text:style-name="P57">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1">вайлайт в Понивилле, услышав про портативный ускоритель, захочет его получить. Макс смутится</text:span><text:span text:style-name="T10">&gt;</text:span></text:p>
      <text:p text:style-name="P57">Снаружи послышался вой сирены и цокот множества копыт.</text:p>
      <text:p text:style-name="P57"><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0">– </text:span>Это твои двадцать минут? <text:span text:style-name="T10">– </text:span>возмутился я. <text:span text:style-name="T10">– </text:span>Да ещё и десяти не прошло!</text:p>
      <text:p text:style-name="P57">Дэш вымучено скривилась.</text:p>
      <text:p text:style-name="P57"><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7">Я разбил топором стеклянные дверцы прибора и вытащил рубины.</text:p>
      <text:p text:style-name="P57"><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0">– </text:span>Ну уж фигушки. Я тебя тут не оставлю.</text:p>
      <text:p text:style-name="P57"><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10">– </text:span>Быстро за мной! <text:span text:style-name="T10">–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0">– Ю-</text:span>хууу<text:span text:style-name="T10">!!!</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0">– </text:span>Где-то тут должна быть дверь на крышу. Не могли же они залазить туда по пожарной лестнице?</text:p>
      <text:p text:style-name="P57"><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0">– </text:span>Макс, подвинься!</text:p>
      <text:p text:style-name="P57">Пегаска оттеснила меня крупом и повернулась к двери задом.</text:p>
      <text:p text:style-name="P57"><text:span text:style-name="T10">–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0">– </text:span>Ты чего на меня так уставился? <text:span text:style-name="T10">– </text:span>подозрительно спросила пегаска.</text:p>
      <text:p text:style-name="P57"><text:span text:style-name="T10">– </text:span>Да так… Не ожидал, что ты такая…</text:p>
      <text:p text:style-name="P57"><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0">– </text:span>Ты! Не! По! Нял! Те! Бе! Не! Льзя! Тут! Ос! Та! ВАТЬСЯ!!! <text:span text:style-name="T10">–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10">–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text:soft-page-break/>Некоторое время было тихо. Потом хлопнули ставни и чей-то сонный голос недовольно пробормотал:</text:p>
      <text:p text:style-name="P57"><text:span text:style-name="T10">–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0">–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0">–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ный экспонат шоу уродцев.</text:p>
      <text:p text:style-name="P57"><text:span text:style-name="T10">– </text:span>А это у нас кто? Гмм. Пегаска. Вот так раз! Рэйнбоу Дэш! Какими судьбами?</text:p>
      <text:p text:style-name="P57"><text:span text:style-name="T10">– </text:span>ТРИКСИ! <text:span text:style-name="T10">– <text:s/></text:span>фейсхуфнула Дэш. <text:span text:style-name="T10">– </text:span>Во имя Селестии, ЧТО ты тут делаешь?!!</text:p>
      <text:p text:style-name="P57"><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7"><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7"><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0">– </text:span>Ей ведь нельзя рассказывать, да?</text:p>
      <text:p text:style-name="P57"><text:span text:style-name="T10">– </text:span>Нельзя. <text:span text:style-name="T10">– </text:span>подтвердил я. <text:span text:style-name="T10">–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0">– </text:span>ОГО!</text:p>
      <text:p text:style-name="P57">Единорожка аж уселась на крыльцо от удивления.</text:p>
      <text:p text:style-name="P57"><text:span text:style-name="T10">– </text:span>Представлем себе, ЧТО вы скрываете, если ты готова на ТАКОЕ! Признаюсь, вам удалось нас заинтересовать!</text:p>
      <text:p text:style-name="P57"><text:soft-page-break/>Единорожка в задумчивости стала ходить по веранде туда-сюда, разговаривая сама с собой.</text:p>
      <text:p text:style-name="P57"><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0">– </text:span>Мы приняли решение не выдавать вас полиции в обмен на то, что вы расскажете нам о вашей секретной миссии!</text:p>
      <text:p text:style-name="P57"><text:span text:style-name="T10">– </text:span>Не пойдёт! <text:span text:style-name="T10">– </text:span>заявил я. <text:span text:style-name="T10">– </text:span>Я уже сказал, что это тайна. Мне добавить нечего.</text:p>
      <text:p text:style-name="P57"><text:span text:style-name="T10">– </text:span>Да неужели? <text:span text:style-name="T10">– </text:span>захлопала ресницами Трикси. <text:span text:style-name="T10">–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7"><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0">–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9">Исчезновение дневной главы диархии: Эквестрия в панике!</text:span>» (статья двухдневной давности).</text:p>
      <text:p text:style-name="P57">«<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7">«<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10">–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7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text:soft-page-break/>МУ-ХА-ХА!</text:p>
      <text:p text:style-name="P57">Кажется, я знаю, как показать фак провидению! <text:span text:style-name="T10">Show must go on! &lt;</text:span><text:span text:style-name="T21">Макс задумал вместо Селестии использовать Элементы гармонии</text:span><text:span text:style-name="T10">&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51">&lt;<text:span text:style-name="T62">David Bowie - Lets Dance/ Ashes To Ashes</text:span></text:p>
      <text:p text:style-name="P51"><text:span text:style-name="T62">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9">***</text:p>
      <text:p text:style-name="P57"/>
      <text:p text:style-name="P57">Три дня спустя…</text:p>
      <text:p text:style-name="P57"/>
      <text:p text:style-name="P57">«<text:span text:style-name="T29">Добро пожаловать в Груммингтон! Вам здесь рады!</text:span></text:p>
      <text:p text:style-name="P57"><text:soft-page-break/><text:span text:style-name="T29">Население города </text:span><text:span text:style-name="T63">302 пони</text:span><text:span text:style-name="T29">.</text:span></text:p>
      <text:p text:style-name="P57"><text:span text:style-name="T63">250 пони</text:span><text:span text:style-name="T29">.</text:span></text:p>
      <text:p text:style-name="P57"><text:span text:style-name="T63">125 поней</text:span><text:span text:style-name="T29">.</text:span></text:p>
      <text:p text:style-name="P57"><text:span text:style-name="T29">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Макс. </text:span><text:span text:style-name="T19">Дружба </text:span><text:span text:style-name="T35">—</text:span><text:span text:style-name="T19"> </text:span><text:span text:style-name="T3">э</text:span><text:span text:style-name="T19">то, </text:span><text:span text:style-name="T65">так её </text:span><text:span text:style-name="T3">разэтак</text:span><text:span text:style-name="T65">,</text:span><text:span text:style-name="T19"> магия!</text:span><text:span text:style-name="T55">»</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text:soft-page-break/>–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text:soft-page-break/>– Ну ладно. Сама напросилась!</text:p>
      <text:p text:style-name="P57">Я задумался.</text:p>
      <text:p text:style-name="P57">…</text:p>
      <text:p text:style-name="P57">–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 Хорошая… ммм… сказка… – пробормотала пегаска сонно. Зевнув во весь рот она потянулась и, обняв мою ногу, заснула.</text:p>
      <text:p text:style-name="P5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text:soft-page-break/>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63">37 пни</text:span></text:p>
      <text:p text:style-name="P76">24пн</text:p>
      <text:p text:style-name="P76">15</text:p>
      <text:p text:style-name="P57"><text:span text:style-name="T29">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29">Добро пожаловать в Груммингтон! Вам здесь рады!</text:span></text:p>
      <text:p text:style-name="P57"><text:span text:style-name="T29">Население города </text:span><text:span text:style-name="T63">302 пони</text:span><text:span text:style-name="T29">.</text:span></text:p>
      <text:p text:style-name="P57"><text:span text:style-name="T63">250 пони</text:span><text:span text:style-name="T29">.</text:span></text:p>
      <text:p text:style-name="P57"><text:span text:style-name="T63">125 поней</text:span><text:span text:style-name="T29">.</text:span></text:p>
      <text:p text:style-name="P57"><text:span text:style-name="T29">54 паня.</text:span>»</text:p>
      <text:p text:style-name="P57">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10">&lt;</text:span><text:span text:style-name="T54">Metallica-Enter Sandman</text:span><text:span text:style-name="T10">&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7"/>
      <text:p text:style-name="P67">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51">&lt;<text:span text:style-name="T53">Elo - Sorrow about to fall</text:span>&gt;</text:p>
      <text:p text:style-name="P51">&lt;<text:span text:style-name="T53">Kiss – I Was Made For Lovin’ You</text:span>&gt;</text:p>
      <text:p text:style-name="P5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text:soft-page-break/>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и 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Лягать, это уже слишком!</text:p>
      <text:p text:style-name="P57">–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вижу скалу Кантерлот. Ещё день пути — и сворачиваем к Понивиллю.</text:p>
      <text:p text:style-name="P57">– А ты выдержишь?</text:p>
      <text:p text:style-name="P57">Пегаска фыркнула.</text:p>
      <text:p text:style-name="P57"><text:soft-page-break/>–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В какой-то момент я всё же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7">…</text:p>
      <text:p text:style-name="P72">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 Больной, как вы себя чувствуете? Вы можете назвать своё имя?</text:p>
      <text:p text:style-name="P72">Я закрываю глаза и пытаюсь вспомнить.</text:p>
      <text:p text:style-name="P72"><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72">Я открываю глаза и вижу фигуру в голубом.</text:p>
      <text:p text:style-name="P57">…</text:p>
      <text:p text:style-name="P57">Сознание с трудом возврати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Ма-а-акс! Ма-а-акс! Встава-а-ай!</text:p>
      <text:p text:style-name="P57">– И как я, интересно, могу встать, если ты стоишь прямо надо мной? – с трудом отвечаю я.</text:p>
      <text:p text:style-name="P57">– Хорош умничать! – буркнула пегаска сквозь слёзы. – Макс?!!</text:p>
      <text:p text:style-name="P57">Я был полузадушен силой объятий пегаски.</text:p>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7">Вроде, не издевается.</text:p>
      <text:p text:style-name="P57">– Дэш!</text:p>
      <text:p text:style-name="P57">– Ась?</text:p>
      <text:p text:style-name="P57">Пегаска с невинным видом уставилась на меня, практически упёршись своим носом в мой.</text:p>
      <text:p text:style-name="P57"><text:soft-page-break/>– Я бегаю ещё хуже, чем ты таскаешь фургоны. То есть, чуть лучше, чем никак.</text:p>
      <text:p text:style-name="P57">Пегаска критически осмотрела меня и помотала головой.</text:p>
      <text:p text:style-name="P57">– Фиговые у тебя шутки. Не смешные.</text:p>
      <text:p text:style-name="P57">– Дэш, я не шучу.</text:p>
      <text:p text:style-name="P57">–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7"><text:span text:style-name="T10">–</text:span> А какой у тебя там был образ жизни?</text:p>
      <text:p text:style-name="P57"><text:span text:style-name="T10">–</text:span> Сидячий. Каждый день по восемь-десять часов в день на стуле, перед компьютером. Иногда и по двенадцать.</text:p>
      <text:p text:style-name="P57">У Дэш отвалилась челюсть.</text:p>
      <text:p text:style-name="P57"><text:span text:style-name="T10">–</text:span> Дискордовы яйца! Ты сидел в тюрьме? За что тебя посадили?</text:p>
      <text:p text:style-name="P57"><text:span text:style-name="T10">–</text:span> Я не сидел в тюрьме! У меня работа сидячая. Была. Программисты так работают, понимаешь? Сидя. У нас это в порядке вещей.</text:p>
      <text:p text:style-name="P57">Пегаска неверяще смотрела на меня. Потом её удивление сменилось сочувствием. Она схватилась за голову.</text:p>
      <text:p text:style-name="P57"><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7">пишешь</text:span><text:span text:style-name="T47">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57"><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7"/>
      <text:p text:style-name="P57">Два дня спустя…</text:p>
      <text:p text:style-name="P57"/>
      <text:p text:style-name="P57">Мы стояли на берегу Сёдельного озера. Дэш озадаченно осматривалась.</text:p>
      <text:p text:style-name="P60">–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0"><text:soft-page-break/>Пегаска <text:span text:style-name="T10">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60">– Ну что, отправляемся? – Дэш нетерпеливо притопывала на носу. – Как лодку назовёшь, кэп?</text:p>
      <text:p text:style-name="P60">– «Две банки». – буркнул я. – <text:s/>Если начнём тонуть, мне придётся добираться до берега вплавь. А я больше двух километров в жизни не плавал.</text:p>
      <text:p text:style-name="P60">Пегаска только недоверчиво хмыкнула.</text:p>
      <text:p text:style-name="P60">Спустя шесть часов попеременной гребли и воздушного буксирования, дюжины вылитых ковшов воды и одной шумной ссоры касательно <text:span text:style-name="T67">скорости буксировки</text:span>, мы приблизились противоположному берегу. Сердитая пегаска тянула лодку с утроенной силой. Наше судёнышко буквально пожирало носом последние десятки метров.</text:p>
      <text:p text:style-name="P60">И всё же это был славный заплыв! Медитативный плеск волн, ласково греющее спину солнце, крик чаек настроили меня на философский лад. 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об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ему помочь. И хрен кто меня…</text:p>
      <text:p text:style-name="P60">Раздался громкий треск и подводная коряга проломила прогнившее днище «Двух банок». Я и глазом не моргнул, как слетел с <text:span text:style-name="T68">борта</text:span> нашего многострадального челнока в воду.</text:p>
      <text:p text:style-name="P60">«… остановит! Блин, ну когда уже Дэш научится буксировать не так, как будто её шмель под хвост укусил!» – пронеслось у меня <text:s/>в голове.</text:p>
      <text:p text:style-name="P60">Стоя по пояс в воде, под язвительный смех пегаски я подтянул тонущий челнок и вытащил из него рюкзак.</text:p>
      <text:p text:style-name="P60">Последние метры Сёдельного озера я преодолел пешком.</text:p>
      <text:p text:style-name="P60"/>
      <text:p text:style-name="P64">***</text:p>
      <text:p text:style-name="P60"/>
      <text:p text:style-name="P60">Поле расстилалось во все стороны без границ. Вода хлюпала в мокасинах. Я молча брел вперёд, опираясь на обломок весла. Последние километры пути получались какими-то хреновыми. И дело даже не в мокрой одежде и обуви и не в том, что я продрог до костей. Пегаска здорово <text:span text:style-name="T71">отдалилась от</text:span> меня и не хотела <text:span text:style-name="T71">со мной </text:span>разговаривать. Я не мог понять <text:span text:style-name="T68">причину её раздражительности</text:span> — ведь не из-за дурацкой же ссоры по поводу <text:span text:style-name="T67">того, с какой силой тянуть утлую лоханку? Да, в конечном итоге я оказался прав, из-за большой скорости челнок таки наскочил на корягу и потерпел крушение. Но я даже слова не сказал пегаске после этого! Тем не менее, она на меня так надулась, будто это я во всём был </text:span><text:soft-page-break/><text:span text:style-name="T67">виноват. Теперь она летела впереди, держа дистанцию не меньше ста метров, а я плёлся за ней, чертыхаясь про себя.</text:span></text:p>
      <text:p text:style-name="P62">– <text:span text:style-name="T68">Макс! – пегаска зависла прямо передо мной, махая крыльями. На её мордочке застыло серьёзное выражение, как будто она на что-то решилась. – Я знаю эти места. Скоро мы расстанемся: ещё полчаса — и покажутся окраины Понивилля. Я могла бы показать тебе одно красивое место неподалёку. Если хочешь, конечно.</text:span></text:p>
      <text:p text:style-name="P63">– <text:span text:style-name="T69">Ну, давай. Показывай своё место. – озадаченно сказал я. Такой резкий переход от обиды к дружелюбию сбивал с толку.</text:span></text:p>
      <text:p text:style-name="P65">Пегаска указала на рощицу в стороне от поля.</text:p>
      <text:p text:style-name="P65">– Нам туда. Пробежимся?</text:p>
      <text:p text:style-name="P66">И, не дожидаясь ответа, <text:span text:style-name="T71">приземлилась и порысила</text:span> к роще. Я старался не отставать, тяжёло <text:span text:style-name="T70">ступая</text:span> мокасинами.</text:p>
      <text:p text:style-name="P153"><text:span text:style-name="T9">Очень быстро ноги стали ватными а боль вбоку стала нестерпимой</text:span>.</text:p>
      <text:p text:style-name="P153"><text:span text:style-name="T10">–</text:span> Всё, Дэш. Я больше не могу.</text:p>
      <text:p text:style-name="P153"><text:span text:style-name="T10">–</text:span> Ты шутишь? Мы и полмили не пробежали.</text:p>
      <text:p text:style-name="P153"><text:span text:style-name="T10">–</text:span> <text:span text:style-name="T9">Я же говорил</text:span>, бег <text:span text:style-name="T1">—</text:span> не моя сильная сторона. Никогда не умел долго бегать.</text:p>
      <text:p text:style-name="P154">Пегаска задумалась.</text:p>
      <text:p text:style-name="P153"><text:span text:style-name="T10">–</text:span> <text:span text:style-name="T9">Вот д</text:span>искорд, что же нам делать? Так мы не успеем <text:span text:style-name="T9">до темноты.</text:span></text:p>
      <text:p text:style-name="P153"><text:span text:style-name="T10">–</text:span> <text:span text:style-name="T9">Ты можешь показать это</text:span> место в другой раз. Выберемся туда <text:span text:style-name="T9">как-нибудь </text:span>в двухдневный поход.</text:p>
      <text:p text:style-name="P151"><text:span text:style-name="T10">–</text:span> Нет уж! Никаких “<text:span text:style-name="T71">как-нибудь</text:span>”. Если <text:span text:style-name="T71">не сейчас</text:span>, то никогда уже там не побываем. <text:span text:style-name="T10">–</text:span> серьёзно заявила Дэш. <text:span text:style-name="T10">–</text:span> Уж поверь мне. Вот что. У тебя передние лапы — те, которые с пальцами, — сильные?</text:p>
      <text:p text:style-name="P152"/>
      <text:p text:style-name="P152"/>
      <text:h text:style-name="P16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0">–</text:span> Привет! Куда это ты собрался? <text:span text:style-name="T10">–</text:span> <text:span text:style-name="T1">п</text:span>розвучало из листвы, как только я взялся за ручку двери. С ветки на землю спланировала Рэйнбоу Дэш.</text:p>
      <text:p text:style-name="P2"><text:span text:style-name="T10">–</text:span> Она ещё спит. Вчера пересидела за книгами. Не стоит её будить. <text:span text:style-name="T10">–</text:span> пегаска <text:span text:style-name="T1">к</text:span>ивнула на дверь. <text:span text:style-name="T10">–</text:span> Ну, пошли?</text:p>
      <text:p text:style-name="P2"><text:span text:style-name="T10">–</text:span> Пошли, Рэйнбоу Дэш. А куда?</text:p>
      <text:p text:style-name="P15"/>
      <text:p text:style-name="P15"/>
      <text:p text:style-name="P2"/>
      <text:p text:style-name="P2"><text:span text:style-name="T10">–</text:span> Договорились, Дэш. Так куда мы идём?</text:p>
      <text:p text:style-name="P2"><text:span text:style-name="T10">–</text:span> К <text:span text:style-name="T10">&lt;</text:span><text:span text:style-name="T21">водопаду</text:span><text:span text:style-name="T10">&gt;</text:span>. Там здоровски красивое место.</text:p>
      <text:p text:style-name="P2"><text:span text:style-name="T10">–</text:span> А я думал, ты хочешь показать мне Понивилль.</text:p>
      <text:p text:style-name="P2"><text:span text:style-name="T10">–</text:span> Да ладно, <text:span text:style-name="T10">–</text:span> засмеялась пегаска, скосив на меня смущёную мордочку, <text:span text:style-name="T10">–</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text:soft-page-break/>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0">–</text:span> Макс, <text:span text:style-name="T10">–</text:span> нарушила молчание Дэш, <text:span text:style-name="T10">–</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0">–</text:span> Дежа вю? Ты об этом?</text:p>
      <text:p text:style-name="P2"><text:span text:style-name="T10">– </text:span>Что? Какое ещё дежавю?</text:p>
      <text:p text:style-name="P2"><text:span text:style-name="T10">–</text:span> Ложные воспоминания. Ты помнишь о чём-то, чего на самом деле никогда не было.</text:p>
      <text:p text:style-name="P2"><text:span text:style-name="T10">–</text:span> Хм. Может, и дежавю… Может… А если всё же было? Но ты не помнишь когда и как?</text:p>
      <text:p text:style-name="P2"><text:span text:style-name="T10">–</text:span> Дэш, не говори загадками. Если хочешь услышать внятный ответ, задавай внятный вопрос.</text:p>
      <text:p text:style-name="P2"><text:span text:style-name="T10">–</text:span> Не готова я… задать внятный вопрос. <text:span text:style-name="T10">–</text:span> <text:span text:style-name="T1">п</text:span>робормотала пегаска. <text:span text:style-name="T10">–</text:span> Нам туда.</text:p>
      <text:p text:style-name="P2">Дэш указала на тропку, уводящую от путей в молодой берёзово-кленовый лесок.</text:p>
      <text:p text:style-name="P2"><text:span text:style-name="T10">–</text:span> Ну-у-у, так мы до вечера не дойдём. <text:span text:style-name="T10">–</text:span> <text:span text:style-name="T1">н</text:span>едовольно заметила Дэш через пару минут. <text:span text:style-name="T10">–</text:span> Пробежимся?</text:p>
      <text:p text:style-name="P2"><text:span text:style-name="T10">–</text:span> Из меня бегун тот ещё. <text:s/>Я проплыть могу больше, чем пробежать.</text:p>
      <text:p text:style-name="P2"><text:span text:style-name="T10">–</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
      <text:p text:style-name="P2"/>
      <text:p text:style-name="P2"/>
      <text:p text:style-name="P2"/>
      <text:p text:style-name="P2"><text:span text:style-name="T10">&lt;</text:span><text:span text:style-name="T21">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text:span text:style-name="T10">–</text:span> Сможешь меня удержать?</text:p>
      <text:p text:style-name="P2"><text:span text:style-name="T10">–</text:span> Ты про руки, что ли? Смогу. А зачем?</text:p>
      <text:p text:style-name="P2"><text:span text:style-name="T10">–</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0">–</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0">–</text:span> <text:span text:style-name="T1">н</text:span>ачала оправдываться Дэш.</text:p>
      <text:p text:style-name="P2"><text:span text:style-name="T10">–</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oft-page-break/><text:span text:style-name="T10">–</text:span> Ну да, не сообразила сразу насчёт баланса, <text:span text:style-name="T10">–</text:span> рассмеялась пегаска, вставая на ноги. <text:span text:style-name="T10">–</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0">–</text:span> Ю-у-у-у-ху-у-у-у!!! <text:span text:style-name="T10">–</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0">&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10">&gt;</text:span></text:p>
      <text:p text:style-name="P2"><text:span text:style-name="T10">Хотя</text:span> за то немногое время, что мы провели вместе, я понял, что ожидать от голубой пегаски предсказуемости <text:span text:style-name="T10">–</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0">—</text:span> скажем, 35 <text:span text:style-name="T10">– </text:span>40 метров (на 50 я без дыхательной подготовки давно не замахиваюсь, а о 75-ти уже даже и не вспоминаю), но в такой воде <text:span text:style-name="T10">–</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0">–</text:span> Ф-р-р-р. Тьфу! Бр-р-р.</text:p>
      <text:p text:style-name="P2">Дэш выплюнула меня на берег и сама упала рядом.</text:p>
      <text:p text:style-name="P2"><text:span text:style-name="T10">–</text:span> Что ж? Ты? Не? Сказал? Что? <text:s/>Не? Умеешь? Плавать? <text:span text:style-name="T10">–</text:span> <text:span text:style-name="T1">в</text:span> промежутках между вздохами процедила Дэш.</text:p>
      <text:p text:style-name="P2"><text:span text:style-name="T10">–</text:span> С чего ты взяла? Я умею.</text:p>
      <text:p text:style-name="P2"><text:span text:style-name="T10">–</text:span> Ты ушёл под воду! И не выныривал! <text:span text:style-name="T10">–</text:span> <text:span text:style-name="T1">о</text:span>т возмущения пегаска даже забыла дышать.</text:p>
      <text:p text:style-name="P2"><text:span text:style-name="T10">–</text:span> Я не выныривал, потому что решил поплавать под водой. Я, вообще, это дело люблю.</text:p>
      <text:p text:style-name="P2"><text:span text:style-name="T10">–</text:span> Что??! И ты не предупредил меня?!! Знаешь, как я испугалась?!! Ни одна пони без магии столько под водой не продержится!!</text:p>
      <text:p text:style-name="P2"><text:span text:style-name="T10">–</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0">–</text:span> Да. Это я виновата. Я дура. Извини, <text:span text:style-name="T10">–</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oft-page-break/><text:span text:style-name="T10">–</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0">&lt;</text:span><text:span text:style-name="T21">В Кантерлоте Макс присутствует на церемонии прощания с Кимеринном</text:span><text:span text:style-name="T10">&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0">–</text:span> Ух ты! <text:span text:style-name="T10">–</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0">–</text:span> Как тут…</text:p>
      <text:p text:style-name="P2"><text:span text:style-name="T10">–</text:span> Красиво, правда? <text:span text:style-name="T10">–</text:span> Дэш отследила мой взгляд и кивнула.</text:p>
      <text:p text:style-name="P2"><text:span text:style-name="T10">–</text:span> Красиво <text:span text:style-name="T1">—</text:span> это не то <text:span text:style-name="T1">чувство</text:span>. Тут чудесно! Просто слов нет…</text:p>
      <text:p text:style-name="P2"><text:span text:style-name="T10">–</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0">–</text:span> А сейчас? Сейчас у тебя есть такое чувство?</text:p>
      <text:p text:style-name="P2"><text:span text:style-name="T10">–</text:span> Сейчас мне хочется, чтобы ты это видел. Не знаю почему. То есть, не совсем чтобы не знаю. <text:span text:style-name="T10">–</text:span> Дэш отпрянула и посмотрела мне в глаза. <text:span text:style-name="T10">–</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0">–</text:span> Это исключено, Дэш. Я никак не мог повстречаться с тобой в своём мире.</text:p>
      <text:p text:style-name="P2"><text:span text:style-name="T10">–</text:span> Да? Странно. Откуда же это чувство, будто я тебя знаю? <text:span text:style-name="T10">–</text:span> <text:span text:style-name="T1">п</text:span>робормотала пегаска. <text:span text:style-name="T10">–</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0">–</text:span> Тебе надо просушить шерсть. Снимай-ка одежду! <text:span text:style-name="T10">–</text:span> <text:span text:style-name="T1">с</text:span>командовала Дэш.</text:p>
      <text:p text:style-name="P2"><text:span text:style-name="T10">–</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0">–</text:span> Куда это ты спрятался? <text:span text:style-name="T10">–</text:span> <text:span text:style-name="T1">з</text:span>аросли вербы раздвинулись, пропуская пегаску.</text:p>
      <text:p text:style-name="P2"><text:span text:style-name="T10">–</text:span> Оп-па! <text:span text:style-name="T10">–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0">–</text:span> Ты чего? <text:span text:style-name="T10">–</text:span> <text:span text:style-name="T1">в</text:span> конце-концов озадаченно спросила она. <text:span text:style-name="T10">–</text:span> Что-то не так?</text:p>
      <text:p text:style-name="P2"><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2"><text:soft-page-break/><text:span text:style-name="T10">–</text:span> А с кем не так? Со мной? С тобой? Или вообще? <text:span text:style-name="T10">–</text:span> <text:span text:style-name="T1">д</text:span>опытывалась пегаска.</text:p>
      <text:p text:style-name="P2"><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2"><text:span text:style-name="T10">–</text:span> Ну и?</text:p>
      <text:p text:style-name="P2"><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0">–</text:span> А какой смысл в этом правиле? Какую цель оно преследует?</text:p>
      <text:p text:style-name="P2"><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0">–</text:span> Вот видишь, ты меня правильно поняла. Описанные тобой табу у нас, кстати, тоже есть.</text:p>
      <text:p text:style-name="P2"><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попросили спеть на празднике <text:span text:style-name="T10">&lt;</text:span><text:span text:style-name="T26">zxcbzxcvb</text:span><text:span text:style-name="T10">&gt;</text:span>.</text:p>
      <text:p text:style-name="P2">Я не ответил.</text:p>
      <text:p text:style-name="P2">Пегаска подошла поближе и села, прижавшись тёплым боком ко мне.</text:p>
      <text:p text:style-name="P2"><text:span text:style-name="T10">–</text:span> Ты молчишь. Я опять рассердила тебя, да? У меня постоянно с этим проблемы. <text:span text:style-name="T10">–</text:span> Дэш напряжённо смотрела в одну точку прямо перед собой. Её шерсть не могла скрыть мелко дрожи. <text:span text:style-name="T10">–</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0">–</text:span> У тебя оригинальный способ исповедаться, Дэш, <text:span text:style-name="T10">–</text:span> наконец закашлялся я. <text:span text:style-name="T10">–</text:span> Затащить в укромное местечко, попытаться утопить, а под конец сорвать штаны и… <text:span text:style-name="T10">–</text:span> тут Дэш сама прыснула от смеха.</text:p>
      <text:p text:style-name="P2">Вдоволь отсмеявшись, Дэш ткнула меня носом в грудь и спросила:</text:p>
      <text:p text:style-name="P2"><text:span text:style-name="T10">–</text:span> И?</text:p>
      <text:p text:style-name="P2"><text:span text:style-name="T10">–</text:span> Что “и”?</text:p>
      <text:p text:style-name="P2"><text:span text:style-name="T10">–</text:span> Ты сказал: “ А под конец сорвать штаны и…” <text:span text:style-name="T10">–</text:span> вот я и хочу знать, что “и”?</text:p>
      <text:p text:style-name="P2"><text:soft-page-break/>Я смутился.</text:p>
      <text:p text:style-name="P2"><text:span text:style-name="T10">–</text:span> Да ничего… Не бери в голову.</text:p>
      <text:p text:style-name="P2"><text:span text:style-name="T10">–</text:span> А я хочу брать! Какой ты всё-таки… <text:span text:style-name="T10">–</text:span> Дэш встала, потянувшись сначала передней половиной, потом задней.</text:p>
      <text:p text:style-name="P2"><text:span text:style-name="T10">–</text:span> Какой?</text:p>
      <text:p text:style-name="P2"><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0">–</text:span> Короче, решай. <text:span text:style-name="T10">–</text:span> <text:span text:style-name="T1">е</text:span>ё нос почти касался моего. <text:span text:style-name="T10">–</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0">–</text:span> Дэш, ты..?</text:p>
      <text:p text:style-name="P2"><text:span text:style-name="T10">–</text:span> Да, Дискорд тебя забери! Я предлагаю тебе ЗА-НЯТЬ-СЯ СЕК-СОМ со мной! <text:span text:style-name="T10">–</text:span> <text:span text:style-name="T1">п</text:span>очти зло отчеканила пегаска. <text:span text:style-name="T10">–</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0">–</text:span> Дэш!</text:p>
      <text:p text:style-name="P2"><text:span text:style-name="T10">–</text:span> Да? <text:span text:style-name="T10">–</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0">–</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0">–</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0">–</text:span> Ничего себе!</text:p>
      <text:p text:style-name="P2"><text:span text:style-name="T10">–</text:span> А ты как думал, откуда взялись пони-пегасы и пони-единороги?</text:p>
      <text:p text:style-name="P2"><text:span text:style-name="T10">–</text:span> Я думал, они всегда были.</text:p>
      <text:p text:style-name="P2"><text:span text:style-name="T10">–</text:span> Не всегда. Пегасы произошли от земных пони и грифонов. Пони-единороги <text:span text:style-name="T10">–</text:span> от земных пони и диких единорогов.</text:p>
      <text:p text:style-name="P2"><text:span text:style-name="T10">–</text:span> А что это за дикие единороги?</text:p>
      <text:p text:style-name="P2"><text:span text:style-name="T10">–</text:span> Сейчас они почти не встречаются. У них хвосты как у льва <text:span text:style-name="T1">—</text:span> с кисточкой на конце. И раздвоенные копыта.</text:p>
      <text:p text:style-name="P2"><text:span text:style-name="T10">–</text:span> А аликорны от кого произошли? От пегасов и единорогов?</text:p>
      <text:p text:style-name="P2"><text:span text:style-name="T10">–</text:span> Нет, <text:span text:style-name="T10">–</text:span> отрицательно покачала головой Дэш. <text:span text:style-name="T10">–</text:span> Никто не знает, как появились аликорны. Одно я знаю точно: если единорог спарится с пегасом, аликорна не получится.</text:p>
      <text:p text:style-name="P2"><text:span text:style-name="T10">–</text:span> Что ж, спасибо, что просветила. Однако…</text:p>
      <text:p text:style-name="P2"><text:span text:style-name="T10">–</text:span> Что?</text:p>
      <text:p text:style-name="P2"><text:span text:style-name="T10">–</text:span> Ты лежишь на мне.</text:p>
      <text:p text:style-name="P2"><text:span text:style-name="T10">–</text:span> Ну да, лежу, <text:span text:style-name="T10">–</text:span> Дэш ехидно улыбнулась и заёрзала животом. <text:span text:style-name="T10">–</text:span> А что?</text:p>
      <text:p text:style-name="P2"><text:soft-page-break/><text:span text:style-name="T10">–</text:span> А то, что в таком положении я до тебя не достану! У тебя слишком высоко расположена... ммм… анатомия.</text:p>
      <text:p text:style-name="P2"><text:span text:style-name="T10">–</text:span> Потерпи чуть-чуть, <text:span text:style-name="T10">–</text:span> пегаска хихикнула и снова заёрзала животом, прижав его ко мне. <text:span text:style-name="T10">–</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0">–</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0">–</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0">–</text:span> Эт-то магия-а-а-а.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предплечье. Дыхание у неё стало прерывистым.</text:p>
      <text:p text:style-name="P2"><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2"><text:span text:style-name="T10">–</text:span> Дэш, <text:span text:style-name="T10">–</text:span> рассмеялся я, <text:span text:style-name="T10">–</text:span> отпусти ухо!</text:p>
      <text:p text:style-name="P2"><text:span text:style-name="T10">–</text:span> Отпускаю, <text:span text:style-name="T10">–</text:span> шепнула пегаска мне в ухо. <text:span text:style-name="T10">–</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0">–</text:span> Мы опаздываем! Рэрити назначила на восемь часов вечера у Твайлайт!</text:p>
      <text:p text:style-name="P2"><text:span text:style-name="T10">&lt;</text:span><text:span text:style-name="T21">Р/Д отправляется в сон до Рэрити и там вспоминает Леро/Листа.</text:span><text:span text:style-name="T10">&gt;</text:span></text:p>
      <text:p text:style-name="P2">Пока я одевался, пегаска в нетерпении рыла копытом землю.</text:p>
      <text:p text:style-name="P2"><text:span text:style-name="T10">–</text:span> Оделся? Хватайся! <text:span text:style-name="T10">–</text:span> Дэш подпрыгнула и зависла у меня над головой, давая схватиться за ноги.</text:p>
      <text:p text:style-name="P2">И мы понеслись…</text:p>
      <text:p text:style-name="P2"/>
      <text:p text:style-name="P113"/>
      <text:p text:style-name="P61"><text:soft-page-break/></text:p>
      <text:p text:style-name="P60"/>
      <text:p text:style-name="P60"/>
      <text:p text:style-name="P60"/>
      <text:p text:style-name="P60"/>
      <text:p text:style-name="P60"/>
      <text:p text:style-name="P60"/>
      <text:p text:style-name="P60"/>
      <text:p text:style-name="P60"/>
      <text:p text:style-name="P60"/>
      <text:p text:style-name="P106"><text:s/>Если, конечно, не хочешь прокатить меня верхом.</text:p>
      <text:p text:style-name="P40">Дэш вся зарделась и пробормотала:</text:p>
      <text:p text:style-name="P40">– Ну ты крут! Сразу берёшь кобылу за холку! Сначала ж, вроде, я тебе букет ромашек подарить должна, не?</text:p>
      <text:p text:style-name="P40">– Ты это про что? – не понял я. – Я пошутил, вообще-то. </text:p>
      <text:p text:style-name="P75"/>
      <text:p text:style-name="P51">&lt;<text:span text:style-name="T22">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7"/>
      <text:p text:style-name="P58"/>
      <text:p text:style-name="P57"/>
      <text:p text:style-name="P57">&lt;<text:span text:style-name="T21">Добавить в фанфик плетение шуточных интриг принцессами друг против дружки</text:span>&gt;</text:p>
      <text:p text:style-name="P57"/>
      <text:p text:style-name="P51">&lt;<text:span text:style-name="T22">В газетах сообщается о падении Клаудсдейла</text:span>&gt;</text:p>
      <text:p text:style-name="P51"/>
      <text:p text:style-name="P51">&lt;<text:span text:style-name="T22">В сцене прощания (во сне): </text:span></text:p>
      <text:p text:style-name="P51"><text:span text:style-name="T22">- Учти, я нисколечко не жалею о наших поебушках! Даже если это было и не по-настоящему! А если по-настоящему — тем более!</text:span>&gt;</text:p>
      <text:p text:style-name="P57"/>
      <text:p text:style-name="P51">&lt;<text:span text:style-name="T22">Глава 15: Филлидельфия, поход к Вечнодикому лесу, 34, Понивилль</text:span></text:p>
      <text:p text:style-name="P39">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1"><text:span text:style-name="T22">Дальше — использовать по-максимуму уже написанное</text:span>&gt;</text:p>
      <text:p text:style-name="P57"/>
      <text:p text:style-name="P57"/>
      <text:p text:style-name="P51">&lt;<text:span text:style-name="T22">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text:span><text:soft-page-break/><text:span text:style-name="T22">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
      <text:p text:style-name="P51">&lt;<text:span text:style-name="T22">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1"/>
      <text:p text:style-name="P51">&lt;<text:span text:style-name="T2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
      <text:p text:style-name="P51">&lt;<text:span text:style-name="T22">У Вечнодикого леса Дэш сама рассказывает Максу сказку о Ксенофилии</text:span>&gt;</text:p>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21"><text:span text:style-name="T10"><text:s/>&lt;</text:span><text:span text:style-name="T26"> - </text:span><text:span text:style-name="T21">Я не могу быть вашим спасителем! Я намного хуже и испорченнее вас!</text:span><text:span text:style-name="T10">&gt;</text:span></text:p>
      <text:p text:style-name="P57"/>
      <text:p text:style-name="P51">&lt;<text:span text:style-name="T22">Главы с Максом и Дэш — в стиле «Криминального чтива»</text:span>&gt;</text:p>
      <text:p text:style-name="P57"/>
      <text:p text:style-name="P51">&lt;<text:span text:style-name="T21"> - </text:span><text:span text:style-name="T22">Но ты сгоришь! Я не готова без помощи Селестии провести эксперимент на тебе!</text:span></text:p>
      <text:p text:style-name="P39">Я устало закрыл глаза.</text:p>
      <text:p text:style-name="P5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51"/>
      <text:p text:style-name="P51"><text:soft-page-break/>&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41"/>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1"> </text:span><text:span text:style-name="T55">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7"/>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text:soft-page-break/>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4"/>
      <text:p text:style-name="P34">&lt;<text:span text:style-name="T1">Добавить в фанфик самбу</text:span>&gt;</text:p>
      <text:p text:style-name="P34"/>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1"/>
      <text:p text:style-name="P47">&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2">- В законе не указана конкретный соправитель Диархии!</text:span>&gt;</text:p>
      <text:p text:style-name="P47"/>
      <text:p text:style-name="P47">&lt;<text:span text:style-name="T22">Заговорщики таки подняли восстание после исчезновения Селестии. Они обвинили Луну и Макса в узурпации власти</text:span>&gt;</text:p>
      <text:p text:style-name="P47"/>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text:soft-page-break/></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2"><text:span text:style-name="T10">–</text:span> Заклинания Свирла Бородатого обычно срабатывают без ошибок.</text:p>
      <text:p text:style-name="P2"><text:span text:style-name="T10">–</text:span> Если их правильно вызывают, <text:span text:style-name="T10">–</text:span> пробурчал возвратившийся Спайк, укладываясь в корзинку.</text:p>
      <text:p text:style-name="P2"><text:span text:style-name="T10">–</text:span> Что он имел ввиду?</text:p>
      <text:p text:style-name="P2"><text:span text:style-name="T10">–</text:span> Нууу, - Твайлайт смутилась, <text:span text:style-name="T10">–</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0">–</text:span> Единорожка опустила голову.</text:p>
      <text:p text:style-name="P2"/>
      <text:p text:style-name="P2"><text:span text:style-name="T10">&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10">&gt;</text:span></text:p>
      <text:p text:style-name="P15"/>
      <text:p text:style-name="P2"><text:span text:style-name="T10">–</text:span> Да, печально получилось <text:span text:style-name="T10">&lt;</text:span><text:span text:style-name="T22">и всего-то</text:span><text:span text:style-name="T1">?</text:span><text:span text:style-name="T10">&gt;</text:span>. Но вернёмся к заклинанию. Во второй раз вы вызвали его правильно <text:span text:style-name="T10">—</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0">–</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0">–</text:span> Нет, она мне ничего не говорила. Но, видишь ли, ваше королевство и вы сами описаны в моём мире в детском сериале.</text:p>
      <text:p text:style-name="P2"><text:span text:style-name="T10">–</text:span> Мы? Описаны? <text:span text:style-name="T10">–</text:span> Твайлайт от удивления открыла рот. <text:span text:style-name="T10">–</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0">–</text:span> Вряд ли кто-то из людей побывал здесь до меня. До вас ведь никто не вызывал это заклинание Свирла?</text:p>
      <text:p text:style-name="P2"><text:span text:style-name="T10">–</text:span> Нет. Собрание столь сильных магов запомнилось бы.</text:p>
      <text:p text:style-name="P2"><text:soft-page-break/><text:span text:style-name="T10">–</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0">–</text:span> Вам нравятся рассказы про Эквестрию? <text:span text:style-name="T10">–</text:span> Твайлайт улыбнулась.</text:p>
      <text:p text:style-name="P2"><text:span text:style-name="T10">–</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0">–</text:span> Брони?</text:p>
      <text:p text:style-name="P2"><text:span text:style-name="T10">–</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0">–</text:span> Ого! У нас есть поклонники! Интересно было бы поговорить об этом с твоим другом.</text:p>
      <text:p text:style-name="P2"><text:span text:style-name="T10">–</text:span> Его нет. Он погиб полгода назад.</text:p>
      <text:p text:style-name="P2"><text:span text:style-name="T10">–</text:span> О, мои соболезнования! <text:span text:style-name="T10">–</text:span> Твайлайт подошла ко мне и положила переднюю ногу мне на плечо (когда я сидел, она вполне могла достать до него). <text:span text:style-name="T10">–</text:span> Друзей терять очень тяжко.</text:p>
      <text:p text:style-name="P2"><text:span text:style-name="T10">–</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0">–</text:span> Подумать только! <text:span text:style-name="T10">–</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2">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3"/>
      <text:h text:style-name="P16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0">&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10">&gt;</text:span></text:p>
      <text:p text:style-name="P2"/>
      <text:p text:style-name="P4">***</text:p>
      <text:p text:style-name="P15"/>
      <text:p text:style-name="P14"/>
      <text:p text:style-name="P15"><text:span text:style-name="T48">&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4">&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0">–</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2"/>
      <text:p text:style-name="P2"><text:span text:style-name="T10">–</text:span> А дальше всё было хуже, намного хуже...</text:p>
      <text:p text:style-name="P2"/>
      <text:p text:style-name="P1"/>
      <text:p text:style-name="P2"/>
      <text:p text:style-name="P4">***</text:p>
      <text:p text:style-name="P15"/>
      <text:p text:style-name="P2"><text:span text:style-name="T10">&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5"/>
      <text:h text:style-name="P164" text:outline-level="2">Рейд пони-рэйнджеров</text:h>
      <text:p text:style-name="P2"/>
      <text:p text:style-name="P30">(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2"><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2"><text:soft-page-break/><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2"><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2"><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0">–</text:span> Шанту?</text:p>
      <text:p text:style-name="P2"><text:span text:style-name="T10">–</text:span> Ваше Высочество? Мы никогда не встречали такое существо раньше и я…</text:p>
      <text:p text:style-name="P2"><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0">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0">&lt;</text:span><text:span text:style-name="T22">Добавить кокатрикса, мантикору и древесных волков. Тентаклианы переименовать в пландерсиды</text:span><text:span text:style-name="T10">&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10">&lt;</text:span><text:span text:style-name="T21">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2"><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0">–</text:span> Дискорд! Что их убило? <text:span text:style-name="T10">–</text:span> присвистнул обошедший Хорста с другой стороны Калрус.</text:p>
      <text:p text:style-name="P2"><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0">–</text:span> Это королевский конвой. Такие были на службе у принцесс ещё лет двадцать назад, до Раздора.</text:p>
      <text:p text:style-name="P2"><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4">***</text:p>
      <text:p text:style-name="P2"><text:span text:style-name="T10">–</text:span> Откуда там останки пегасов? Кто мог поймать их там? Они могут уйти от любой засады.</text:p>
      <text:p text:style-name="P2"><text:span text:style-name="T10">–</text:span> Не знаю, как насчёт летунов, принцессса, но когда мы осматривали кости, на нас было совершено нападение...</text:p>
      <text:p text:style-name="P2"><text:span text:style-name="T10">–</text:span> Вот как? На королевскую стражу в центре Эквестрии? Кто же это был?</text:p>
      <text:p text:style-name="P2"><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1">???</text:span><text:span text:style-name="T10">&gt;</text:span></text:p>
      <text:p text:style-name="P2">Луна обошла Кимеринна. </text:p>
      <text:p text:style-name="P2"><text:soft-page-break/><text:span text:style-name="T10">–</text:span> У вас рассечен бок. И колотая рана на шее.</text:p>
      <text:p text:style-name="P2"><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2"><text:span text:style-name="T10">–</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0">–</text:span> Я ценю вашу службу и хочу достойно наградить вас. Спрашивайте.</text:p>
      <text:p text:style-name="P2"><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2"><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2">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0">–</text:span> Ну что же… Я рада оказать такую услугу… Тебе…</text:p>
      <text:p text:style-name="P2"><text:span text:style-name="T10">–</text:span> Принцесса…</text:p>
      <text:p text:style-name="P2"><text:span text:style-name="T10">–</text:span> Луна, мой дорогой. Для тебя <text:span text:style-name="T10">—</text:span> Луна…</text:p>
      <text:p text:style-name="P2">...</text:p>
      <text:p text:style-name="P2"/>
      <text:h text:style-name="P164"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0">&lt;</text:span><text:span text:style-name="T21">гидрорысью</text:span><text:span text:style-name="T10">&gt;</text:span> и нападением <text:span text:style-name="T10">&lt;</text:span><text:span text:style-name="T21">тентаклиан</text:span><text:span text:style-name="T10">&gt;</text:span> казался мне ещё опаснее. А если этот корабль обследовать как следует…</text:p>
      <text:p text:style-name="P2"><text:span text:style-name="T10">–</text:span> Заночуем внутри. - <text:span text:style-name="T1">р</text:span>ешил я.</text:p>
      <text:p text:style-name="P2"><text:span text:style-name="T10">&lt;</text:span><text:span text:style-name="T21">Нужен ли тут самолёт? Нужен артефакт из Fallout Equestria - летучий корабль</text:span>?<text:span text:style-name="T10">&gt;</text:span></text:p>
      <text:p text:style-name="P2">Утро встретило нас туманом. Я пытался рассмотреть руины замка на противоположном берегу.</text:p>
      <text:p text:style-name="P2"><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2"><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0">–</text:span> Поворачивайте, уходите от болота! <text:span text:style-name="T10">–</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0">–</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0">– </text:span>Схватил бы за крыло <text:span text:style-name="T10">—</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10">–</text:span> И пришлось бы тебе за меня во дворце отдуваться.</text:p>
      <text:p text:style-name="P2"><text:span text:style-name="T10">–</text:span> Нашел что-нибудь интересное в развалинах?</text:p>
      <text:p text:style-name="P2"><text:span text:style-name="T10">–</text:span> А как же! Странное такое. Похожее на обезьяну. Но стройнее и грациознее. И оно было одето…</text:p>
      <text:p text:style-name="P2"><text:span text:style-name="T10">–</text:span> Одето?</text:p>
      <text:p text:style-name="P2"><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0">–</text:span> Ещ одно неизвестное чудовище! <text:s/>Что-то их тут много развелось.</text:p>
      <text:p text:style-name="P2">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0">–</text:span> Вы ведь в неопасное место идёте, да?</text:p>
      <text:p text:style-name="P2"><text:span text:style-name="T10">–</text:span> Да, Силк Мэйн, в неопасное.</text:p>
      <text:p text:style-name="P2"><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0">–</text:span> Силк, не волнуйся, если будет опасно, мы сразу же повернём. (И пойдём другой дорогой <text:span text:style-name="T10">—</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0">—</text:span> ничтожны.</text:p>
      <text:p text:style-name="P2"><text:span text:style-name="T10">–</text:span> Возвращаемся, Мэдди, <text:span text:style-name="T10">–</text:span> решил я. <text:span text:style-name="T10">–</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6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0">–</text:span> Пони умеют переносить тяготы, Макс. <text:span text:style-name="T10">–</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0">&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2"><text:span text:style-name="T10">&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2"/>
      <text:p text:style-name="P2"/>
      <text:p text:style-name="P2"/>
      <text:p text:style-name="P2"><text:span text:style-name="T10">–</text:span> Тия, я…</text:p>
      <text:p text:style-name="P2"><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2">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2"><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103"/>
      <text:p text:style-name="P54">Она вытянула шею и начала по очереди сгибать-разгибать ноги, разминая суставы.</text:p>
      <text:p text:style-name="P5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2"/>
      <text:p text:style-name="P2"><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4" text:outline-level="2"/>
      <text:h text:style-name="P16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6"/>
      <text:h text:style-name="P164" text:outline-level="2">Первый сеанс двойного сна. Рэрити</text:h>
      <text:p text:style-name="P2"/>
      <text:p text:style-name="P2"><text:span text:style-name="T10">&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10">&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2"><text:span text:style-name="T10">–</text:span> Может, и поместимся. Но, вообще, я во сне верчусь.</text:p>
      <text:p text:style-name="P2"><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2"><text:span text:style-name="T10">–</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2"><text:span text:style-name="T10">–</text:span> Рэрити, ты выглядишь… Замечательно выглядишь! <text:span text:style-name="T10">–</text:span> растерянно пролепетала Твайлайт.</text:p>
      <text:p text:style-name="P2"><text:span text:style-name="T10">–</text:span> Дааааааа… Замечательно! <text:span text:style-name="T10">–</text:span> наконец-то смог закрыть рот <text:span text:style-name="T1">и втянуть слюни </text:span>Спайк.</text:p>
      <text:p text:style-name="P2"><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2"><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0">–</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0">–</text:span> Готовы? <text:span text:style-name="T10">–</text:span> Спросила Твайлайт.</text:p>
      <text:p text:style-name="P2"><text:span text:style-name="T10">–</text:span> Я готова. <text:span text:style-name="T10">–</text:span> <text:span text:style-name="T1">о</text:span>тозвалась Рэрити.</text:p>
      <text:p text:style-name="P2"><text:span text:style-name="T10">–</text:span> Готов. <text:span text:style-name="T10">–</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4" text:outline-level="2">Сон Макса</text:h>
      <text:p text:style-name="P113"/>
      <text:p text:style-name="P2"><text:span text:style-name="T10">&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6">–</text:span><text:span text:style-name="T21"> Готова, </text:span><text:span text:style-name="T26">–</text:span><text:span text:style-name="T21"> процедила она.</text:span><text:span text:style-name="T10">&gt;</text:span></text:p>
      <text:p text:style-name="P4">***</text:p>
      <text:p text:style-name="P2"><text:span text:style-name="T10">–</text:span> Вставай, Макс! <text:span text:style-name="T10">–</text:span> Маленькое копыто надавливало мне на грудь, делая энергичные круговые движения.</text:p>
      <text:p text:style-name="P2"><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2"><text:span text:style-name="T10">–</text:span> Мне не понравился цвет твоей мордочки. Ты стал слишком бледный. Я решила прервать твой сон. Как ты себя ...</text:p>
      <text:p text:style-name="P2"><text:soft-page-break/><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2"><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2"><text:span text:style-name="T10">–</text:span> Я в порядке. Что-то удалось узнать? <text:span text:style-name="T10">–</text:span> обратился я к Рэрити.</text:p>
      <text:p text:style-name="P2"><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2"><text:span text:style-name="T10">– </text:span>Да, Макс?</text:p>
      <text:p text:style-name="P2"><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0">–</text:span> Я помогу-у-у-у! <text:span text:style-name="T10">–</text:span> <text:span text:style-name="T1">з</text:span>апрыгала на месте Пинки.</text:p>
      <text:p text:style-name="P2"><text:span text:style-name="T10">–</text:span> Я помогу! <text:span text:style-name="T10">–</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0">–</text:span> Я первая предложила! <text:span text:style-name="T10">–</text:span> возмутилась Пинки.</text:p>
      <text:p text:style-name="P2"><text:span text:style-name="T10">–</text:span> Предложила не ты, а Твайлайт. <text:span text:style-name="T10">–</text:span> <text:span text:style-name="T1">п</text:span>арировала Рэйнбоу Дэш.</text:p>
      <text:p text:style-name="P2"><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2"><text:span text:style-name="T10">–</text:span> Лады. <text:span text:style-name="T10">–</text:span> проворчала пегаска. <text:span text:style-name="T10">–</text:span> Приходи завтра на девять к библиотеке. Нет, лучше на десять.</text:p>
      <text:p text:style-name="P2"><text:span text:style-name="T10">–</text:span> Хорошо, Рэйнбоу Дэш. Договорились.</text:p>
      <text:p text:style-name="P2"><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2"><text:span text:style-name="T10">–</text:span> Ффух! Дай отдышаться.</text:p>
      <text:p text:style-name="P2"><text:soft-page-break/><text:span text:style-name="T10">–</text:span> Устал? <text:span text:style-name="T10">–</text:span> <text:span text:style-name="T1">у</text:span>частливо спросила Пинки.</text:p>
      <text:p text:style-name="P2"><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0">–</text:span> Да? Тогда пойдём перекусим.</text:p>
      <text:p text:style-name="P2">Манерный пони-оффициант выслушал наши пожелания и удалился.</text:p>
      <text:p text:style-name="P2"><text:span text:style-name="T10">–</text:span> А какой у тебя был образ жизни?</text:p>
      <text:p text:style-name="P2"><text:span text:style-name="T10">–</text:span> В основном, <text:span text:style-name="T1">э</text:span>сидячий.</text:p>
      <text:p text:style-name="P2"><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0">–</text:span> А у нас сидячая работа в порядке вещей.</text:p>
      <text:p text:style-name="P2"><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0">&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
      <text:h text:style-name="P164" text:outline-level="2"/>
      <text:p text:style-name="P113"/>
      <text:p text:style-name="P113"/>
      <text:p text:style-name="P2"><text:span text:style-name="T10">&lt;</text:span><text:span text:style-name="T21">Подходя к замку Принцесс, Дэш рассказывает Максу обо сне, который она утаила - с Леро.</text:span><text:span text:style-name="T10">&gt;</text:span> </text:p>
      <text:p text:style-name="P2"><text:span text:style-name="T10">&lt;</text:span><text:span text:style-name="T21">Кто следующий готов рассказывать?</text:span></text:p>
      <text:p text:style-name="P32">Пинки дёрнулась на месте, но промолчала.</text:p>
      <text:p text:style-name="P2"><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10">&gt;</text:span></text:p>
      <text:p text:style-name="P2"><text:span text:style-name="T10">&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32">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10">&gt;</text:span></text:p>
      <text:p text:style-name="P15"/>
      <text:p text:style-name="P2"><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2"><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2"><text:soft-page-break/></text:p>
      <text:h text:style-name="P164" text:outline-level="2"/>
      <text:p text:style-name="P4">***</text:p>
      <text:p text:style-name="P2"><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2"><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2"><text:span text:style-name="T10">–</text:span> Что такое “рекурсивный сон”?</text:p>
      <text:p text:style-name="P2"><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2"/>
      <text:h text:style-name="P164"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0">–</text:span> И в твоём мире нет пони-пегасов и пони-единорогов? Есть только земнопони? <text:span text:style-name="T10">–</text:span> допытывалась РД.</text:p>
      <text:p text:style-name="P2"><text:span text:style-name="T10">–</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0">&lt;</text:span><text:span text:style-name="T22">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2">изменить причину удивления</text:span><text:span text:style-name="T10">&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0">–</text:span> Хм. Узнаю походку Твайлайт. Что-то случилось. <text:span text:style-name="T10">–</text:span> заметила <text:span text:style-name="T1">пегаска</text:span>.</text:p>
      <text:p text:style-name="P2">И впрямь, на запыхавшейся единорожке лица не было.</text:p>
      <text:p text:style-name="P2"><text:span text:style-name="T10">–</text:span> Она исчезла!!! <text:span text:style-name="T10">–</text:span> Твайлайт не могла отдышаться.</text:p>
      <text:p text:style-name="P2"><text:span text:style-name="T10">–</text:span> Кто <text:span text:style-name="T1">—</text:span> она??? <text:span text:style-name="T10">–</text:span> <text:span text:style-name="T1">х</text:span>ором воскликнули мы и переглянулись.</text:p>
      <text:p text:style-name="P2"><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2"><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2"><text:span text:style-name="T10">–</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2"><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2"><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0">–</text:span> Не могу ничем помочь. Я знаю не больше твоего.</text:p>
      <text:p text:style-name="P2">Луна как будто ожидала такой ответ.</text:p>
      <text:p text:style-name="P2"><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2"><text:span text:style-name="T10">–</text:span> Приложу все усилия, Ваше Высочество. Но мне понадобится провести некоторое время в библиотеке Кантерлота.</text:p>
      <text:p text:style-name="P2"><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4" text:outline-level="2">Поиск решения</text:h>
      <text:p text:style-name="P113"/>
      <text:p text:style-name="P2"><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2">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5"/>
      <text:p text:style-name="P2"><text:span text:style-name="T10">&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10">&gt;</text:span></text:p>
      <text:p text:style-name="P2"/>
      <text:h text:style-name="P16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2">Дуглас </text:span><text:span text:style-name="T26">—</text:span><text:span text:style-name="T22"> </text:span><text:span text:style-name="T26">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0">&lt;</text:span><text:span text:style-name="T21">высоко летать нельзя из-за молний</text:span><text:span text:style-name="T10">&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1">двухмесячной</text:span><text:span text:style-name="T10">&gt;</text:span> давности осталось лишь направление движения.</text:p>
      <text:p text:style-name="P2">И опять, как <text:span text:style-name="T10">&lt;</text:span><text:span text:style-name="T21">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1">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text:soft-page-break/>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6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1">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3">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1">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1">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text:soft-page-break/></text:p>
      <text:p text:style-name="P2"><text:span text:style-name="T10">&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4" text:outline-level="2">Безнадёжность</text:h>
      <text:p text:style-name="P1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1">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1">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1">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1">пять</text:span><text:span text:style-name="T10">&gt;</text:span>длинную прореху в куртке, <text:span text:style-name="T10">&lt;</text:span><text:span text:style-name="T21">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1">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1">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1">уменьшить подозрения — о них должен догадаться Макс</text:span><text:span text:style-name="T10">&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1">улучшить</text:span><text:span text:style-name="T10">&gt;</text:span>. А тот случай, когда мне пришлось зашивать тебе куртку после нападения убийц <text:span text:style-name="T10">&lt;</text:span><text:span text:style-name="T21">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4" text:outline-level="2">След?</text:h>
      <text:p text:style-name="P113"/>
      <text:p text:style-name="P2"><text:span text:style-name="T10">&lt;</text:span><text:span text:style-name="T21">сначала эпизод - проверка сумки в серверной</text:span><text:span text:style-name="T10">&gt;</text:span></text:p>
      <text:p text:style-name="P2"><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1">“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0">&lt;</text:span><text:span text:style-name="T21">расширить. Перед кафешкой - диалог с Флатти и ЭйДжей. Все думают, что наконец-то нашли Селестию. Все ликуют</text:span><text:span text:style-name="T10">&gt;</text:span></text:p>
      <text:p text:style-name="P15"><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1">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1">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4" text:outline-level="2">Озарение</text:h>
      <text:p text:style-name="P2"/>
      <text:p text:style-name="P2"><text:span text:style-name="T10">&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2"/>
      <text:p text:style-name="P93"><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0">– </text:span>Ну хорошо. Убедила. В конце-концов, можем поступить так. Вы с Флатти вернётесь обратно а я продолжу поиски здесь.</text:p>
      <text:p text:style-name="P92"><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0">– </text:span>Вы можете связываться со мной раз в месяц по коридору.</text:p>
      <text:p text:style-name="P92"><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10">– </text:span>Конечно оставаться. Кто ещё, кроме нас, может найти её?</text:p>
      <text:p text:style-name="P92"><text:span text:style-name="T10">– </text:span>Я думал, ты не сможешь оставить Энджела и всех остальных надолго.</text:p>
      <text:p text:style-name="P92"><text:soft-page-break/><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0">– </text:span>Извини, Флаттершай, забылся.</text:p>
      <text:p text:style-name="P97"><text:span text:style-name="T10">– </text:span>Та ладно, я ж не против, – возразила Эпплджек. – Не парься, Флатти. Было б хуже, если б он <text:s/>назвал меня Эпплджек на людях.</text:p>
      <text:p text:style-name="P97"><text:span text:style-name="T10">– </text:span>Ты так... – запнулась Флаттершай. – Так быстро забыла свою ферму. И...</text:p>
      <text:p text:style-name="P9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0">– </text:span>Как ты можешь так говорить? – расплакалась Флаттершай.</text:p>
      <text:p text:style-name="P97"><text:span text:style-name="T10">– </text:span>Эй, девушки, не ссорьтесь! Мы — одна команда! И надеюсь, останемся ею и в дальнейшем. </text:p>
      <text:list xml:id="list6756715554537318734" text:style-name="L5">
        <text:list-header>
          <text:p text:style-name="P15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10">– </text:span>А если нет? – Эпплджек смотрела мне мне прямо в глаза.</text:p>
      <text:list xml:id="list183622906396949" text:continue-numbering="true" text:style-name="L5">
        <text:list-header>
          <text:p text:style-name="P155">Я молча пожал плечами. Эпплджек уверенно продолжила.</text:p>
        </text:list-header>
      </text:list>
      <text:p text:style-name="P9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0">– </text:span>Спасибо, ЭйДжей.</text:p>
      <text:p text:style-name="P9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623320045601" text:continue-numbering="true" text:style-name="L5">
        <text:list-header>
          <text:p text:style-name="P155">Флаттершай пробормотала нечто, показавшееся мне знакомым.</text:p>
        </text:list-header>
      </text:list>
      <text:p text:style-name="P97"><text:span text:style-name="T10">– </text:span>Флатти, ты что-то сказала? Я не расслышал.</text:p>
      <text:p text:style-name="P97"><text:span text:style-name="T10">– </text:span>Намерение Изменяет Реальность.</text:p>
      <text:p text:style-name="P97"><text:span text:style-name="T10">– </text:span>Эээ. А где ты слышала эту фразу, если не секрет?</text:p>
      <text:p text:style-name="P9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623395887045" text:continue-numbering="true" text:style-name="L5">
        <text:list-header>
          <text:p text:style-name="P155">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0">– </text:span>Флатти, ЭйДжей, буду через час. Ждите!</text:p>
      <text:p text:style-name="P92"/>
      <text:h text:style-name="P163" text:outline-level="2">Почти.</text:h>
      <text:p text:style-name="P110"/>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0">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63" text:outline-level="2">Дискорд</text:h>
      <text:p text:style-name="P113"/>
      <text:p text:style-name="P110">Девушки поспешно собирались, пока я растолковывал им задачу.</text:p>
      <text:p text:style-name="P11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10">– </text:span>Это тот твой приятель, который разбился с полгода назад? – спросила Эпплджек.</text:p>
      <text:p text:style-name="P110"><text:span text:style-name="T10">– </text:span>Да, это он.</text:p>
      <text:p text:style-name="P110"><text:span text:style-name="T10">– </text:span>А как мы попадём в его квартиру? Там сейчас кто-то живёт? – Флаттершай прыгала на одной ноге, натягивая кед.</text:p>
      <text:p text:style-name="P11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1">Плохо написано!</text:span><text:span text:style-name="T10">&gt;</text:span></text:p>
      <text:p text:style-name="P111"><text:soft-page-break/>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10">– </text:span>Макс, что случилось? У нас проблемы?</text:p>
      <text:p text:style-name="P11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10">– </text:span>Нет нужды. Лучше станьте-ка сзади меня так, чтобы заслонить от этих бабулек и от вооон той камеры наблюдения.</text:p>
      <text:list xml:id="list2074791957999583081" text:style-name="L6">
        <text:list-header>
          <text:p text:style-name="P15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4"><text:span text:style-name="T10">–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oft-page-break/><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4"><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10">– </text:span>А почему ты вообще решил искать нас тут? – спросила Эпплджек. – Приехал бы домой. Мы б тебя чаем напоили.</text:p>
      <text:p text:style-name="P114"><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10">– </text:span>С кем это вы тут разговариваете?</text:p>
      <text:list xml:id="list3165621475504797792"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64" text:outline-level="2">Селестия</text:h>
      <text:p text:style-name="P134"/>
      <text:p text:style-name="P11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text:soft-page-break/>– Ффы, тьфу, пффф, пфу! <text:span text:style-name="T10">&lt;</text:span><text:span text:style-name="T21">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2">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1">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64"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text:soft-page-break/>–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1">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9" text:outline-level="1">Беседа за столиком в ночи</text:h>
      <text:p text:style-name="P94">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0">–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2"><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2">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0">&lt;</text:span>упомянуть в эпизоде на Терре, что МЛП-сериал закрылся год назад<text:span text:style-name="T10">&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0">&lt;</text:span><text:span text:style-name="T26">чёрт</text:span><text:span text:style-name="T10">&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8">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oft-page-break/><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text:soft-page-break/>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0">&lt;</text:span><text:span text:style-name="T21">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text:soft-page-break/>&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0">&lt;</text:span><text:span text:style-name="T21">полгода</text:span><text:span text:style-name="T10">&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1">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7"><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0">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text:soft-page-break/></text:p>
      <text:list xml:id="list5114997573054352506" text:style-name="L8">
        <text:list-header>
          <text:p text:style-name="P157">(<text:span text:style-name="T28">Луна — как повелительница снов, слышала разговор Макса с Анакорном</text:span>)</text:p>
          <text:p text:style-name="P158"/>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2">Я опустил руку на шею Дэш и ощутил теплоту и лёгкое покалывание в пустоте.</text:p>
      <text:p text:style-name="P92"><text:span text:style-name="T10">–</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64" text:outline-level="2"><text:soft-page-break/>Земля</text:h>
      <text:p text:style-name="P95">Музыкальная тема из бегущего по лезвию бритвы — <text:span text:style-name="T10">Mission impossible</text:span></text:p>
      <text:p text:style-name="P96">&lt;Ужас возвращения из тёплого волшебного мира друзей в холодную скучную реальность.&gt;</text:p>
      <text:p text:style-name="P8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text:soft-page-break/></text:p>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2">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1">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03T18:36:21.965000000</dc:date>
    <meta:editing-duration>P88DT15H40M31S</meta:editing-duration>
    <meta:editing-cycles>5198</meta:editing-cycles>
    <meta:generator>LibreOffice/5.1.0.3$Windows_x86 LibreOffice_project/5e3e00a007d9b3b6efb6797a8b8e57b51ab1f737</meta:generator>
    <meta:document-statistic meta:table-count="0" meta:image-count="0" meta:object-count="0" meta:page-count="177" meta:paragraph-count="3641" meta:word-count="80801" meta:character-count="535487" meta:non-whitespace-character-count="454511"/>
  </office:meta>
</office:document-meta>
</file>